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OnlyImpl.setFault( Faul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OnlyImpl.InOnlyImpl( 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OnlyImpl.setOutMessage(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